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74b21" officeooo:paragraph-rsid="00065600"/>
    </style:style>
    <style:style style:name="P2" style:family="paragraph" style:parent-style-name="Text_20_body">
      <style:text-properties officeooo:rsid="00074b21" officeooo:paragraph-rsid="001240d2"/>
    </style:style>
    <style:style style:name="P3" style:family="paragraph" style:parent-style-name="Text_20_body">
      <style:text-properties officeooo:rsid="000a9524" officeooo:paragraph-rsid="000a9524"/>
    </style:style>
    <style:style style:name="P4" style:family="paragraph" style:parent-style-name="Standard">
      <style:text-properties officeooo:rsid="00065600"/>
    </style:style>
    <style:style style:name="P5" style:family="paragraph" style:parent-style-name="Text_20_body">
      <style:text-properties fo:font-weight="bold" officeooo:rsid="000df2d1" officeooo:paragraph-rsid="001240d2" style:font-weight-asian="bold" style:font-weight-complex="bold"/>
    </style:style>
    <style:style style:name="P6" style:family="paragraph" style:parent-style-name="Text_20_body">
      <style:text-properties fo:font-weight="bold" officeooo:rsid="001240d2" officeooo:paragraph-rsid="001240d2" style:font-weight-asian="bold" style:font-weight-complex="bold"/>
    </style:style>
    <style:style style:name="P7" style:family="paragraph" style:parent-style-name="Text_20_body">
      <style:text-properties officeooo:rsid="000df2d1" officeooo:paragraph-rsid="000df2d1"/>
    </style:style>
    <style:style style:name="P8" style:family="paragraph" style:parent-style-name="Text_20_body">
      <style:text-properties officeooo:rsid="001240d2" officeooo:paragraph-rsid="001240d2"/>
    </style:style>
    <style:style style:name="P9" style:family="paragraph" style:parent-style-name="Text_20_body" style:list-style-name="L1">
      <style:text-properties officeooo:rsid="000a9524" officeooo:paragraph-rsid="000a9524"/>
    </style:style>
    <style:style style:name="P10" style:family="paragraph" style:parent-style-name="Text_20_body" style:list-style-name="L1">
      <style:text-properties officeooo:rsid="0008f28d" officeooo:paragraph-rsid="0008f28d"/>
    </style:style>
    <style:style style:name="P11" style:family="paragraph" style:parent-style-name="Text_20_body" style:list-style-name="L2">
      <style:text-properties officeooo:rsid="0008f28d" officeooo:paragraph-rsid="0008f28d"/>
    </style:style>
    <style:style style:name="T1" style:family="text">
      <style:text-properties officeooo:rsid="000a9524"/>
    </style:style>
    <style:style style:name="T2" style:family="text">
      <style:text-properties fo:background-color="#dddddd" loext:char-shading-value="0"/>
    </style:style>
    <style:style style:name="T3" style:family="text">
      <style:text-properties officeooo:rsid="000fea31"/>
    </style:style>
    <style:style style:name="T4" style:family="text">
      <style:text-properties officeooo:rsid="0013dc7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ntrega 1</text:h>
      <text:p text:style-name="P4"/>
      <text:h text:style-name="Heading_20_2" text:outline-level="2">Sistema de xestión de reservas dun albergue</text:h>
      <text:p text:style-name="Text_20_body"/>
      <text:p text:style-name="P3">A entidade básica é “Reserva”. As reservas poden ser de dous tipos: individuais ou grupais. As reservas grupais teñen desconto.</text:p>
      <text:p text:style-name="P3">Os datos básicos da <text:span text:style-name="T2">Reserva</text:span> a almacenar son:</text:p>
      <text:list text:style-name="L1">
        <text:list-item>
          <text:p text:style-name="P9">código</text:p>
        </text:list-item>
        <text:list-item>
          <text:p text:style-name="P9">habitación</text:p>
        </text:list-item>
        <text:list-item>
          <text:p text:style-name="P10">data_entrada</text:p>
        </text:list-item>
        <text:list-item>
          <text:p text:style-name="P10">data_saída</text:p>
        </text:list-item>
        <text:list-item>
          <text:p text:style-name="P9">prezo <text:span text:style-name="T4">(diario)</text:span></text:p>
        </text:list-item>
      </text:list>
      <text:p text:style-name="P3">Os diferentes tipos de reserva teñen prezos diferentes, pois as reservas grupais teñen desconto en función do número de persoas na reserva (un 10% por cada un, cada día):</text:p>
      <text:list text:style-name="L2">
        <text:list-item>
          <text:p text:style-name="P11"><text:span text:style-name="T3">R</text:span>eserva individual</text:p>
          <text:list>
            <text:list-item>
              <text:p text:style-name="P11">prezo<text:span text:style-name="T1">_diario</text:span>*dias</text:p>
            </text:list-item>
          </text:list>
        </text:list-item>
        <text:list-item>
          <text:p text:style-name="P11"><text:span text:style-name="T3">R</text:span>eserva grupal</text:p>
          <text:list>
            <text:list-item>
              <text:p text:style-name="P11">prezo<text:span text:style-name="T1">_diario</text:span>*dias - desconto* num_persoas</text:p>
            </text:list-item>
          </text:list>
        </text:list-item>
      </text:list>
      <text:p text:style-name="P6">Menú</text:p>
      <text:p text:style-name="P8">O menú a implementar será o seguinte:</text:p>
      <text:p text:style-name="P8">(1) Engadir reserva</text:p>
      <text:p text:style-name="P8">(2) Borrar reserva</text:p>
      <text:p text:style-name="P8">(3) Mostrar lista de reservas</text:p>
      <text:p text:style-name="P8">(4) Mostrar detalle dunha reserva</text:p>
      <text:p text:style-name="P8">(5) Mostrar o custo dunha reserva</text:p>
      <text:p text:style-name="P8">(6) Saír</text:p>
      <text:p text:style-name="P8"/>
      <text:p text:style-name="P5">Opción adicional</text:p>
      <text:p text:style-name="P7">A opción adicional do menú será calcular o custo do aloxamento para unha persoa, atendendo a se a súa reserva foi individual ou forma parte dunha reserva conxunta.</text:p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0:34:52.122597383</meta:creation-date>
    <meta:generator>LibreOffice/24.2.5.2$Linux_X86_64 LibreOffice_project/420$Build-2</meta:generator>
    <dc:date>2024-10-08T11:31:03.567946584</dc:date>
    <meta:editing-duration>PT1H47M6S</meta:editing-duration>
    <meta:editing-cycles>14</meta:editing-cycles>
    <meta:document-statistic meta:table-count="0" meta:image-count="0" meta:object-count="0" meta:page-count="1" meta:paragraph-count="24" meta:word-count="152" meta:character-count="904" meta:non-whitespace-character-count="785"/>
  </office:meta>
</office:document-meta>
</file>